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0c0c0" draw:fill="solid" draw:fill-color="#c0c0c0" draw:fill-hatch-solid="tru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svg:stroke-color="#800080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svg:stroke-color="#00ff00" draw:textarea-vertical-align="middle"/>
    </style:style>
    <style:style style:name="gr6" style:family="graphic" style:parent-style-name="standard">
      <style:graphic-properties svg:stroke-color="#000080" draw:textarea-vertical-align="middle"/>
    </style:style>
    <style:style style:name="gr7" style:family="graphic" style:parent-style-name="standard">
      <style:graphic-properties svg:stroke-color="#008000" draw:textarea-vertical-align="middle"/>
    </style:style>
    <style:style style:name="gr8" style:family="graphic" style:parent-style-name="standard">
      <style:graphic-properties svg:stroke-color="#ff0000" draw:textarea-vertical-align="middle"/>
    </style:style>
    <style:style style:name="gr9" style:family="graphic" style:parent-style-name="standard">
      <style:graphic-properties svg:stroke-color="#008000" draw:textarea-horizontal-align="justify" draw:textarea-vertical-align="middle" draw:auto-grow-height="false"/>
    </style:style>
    <style:style style:name="gr10" style:family="graphic" style:parent-style-name="standard">
      <style:graphic-properties svg:stroke-color="#808000" draw:textarea-vertical-align="middle"/>
    </style:style>
    <style:style style:name="gr11" style:family="graphic" style:parent-style-name="standard">
      <style:graphic-properties svg:stroke-color="#00ffff"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9cm" svg:height="8.1cm" svg:x="14.4cm" svg:y="11.5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Dome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5.3cm" svg:height="3.6cm" svg:x="6.8cm" svg:y="3.1cm">
          <text:p text:style-name="P2">Power</text:p>
          <text:p text:style-name="P2">Distribution</text:p>
          <text:p text:style-name="P2">Board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3.6cm" svg:height="2.3cm" svg:x="1.9cm" svg:y="2.6cm">
          <text:p text:style-name="P2">12v Battery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5.5cm" svg:y1="3.75cm" svg:x2="6.8cm" svg:y2="4.9cm" draw:start-shape="id1" draw:end-shape="id2" svg:d="m5500 3750h650v1150h650" svg:viewBox="0 0 1301 1151">
          <text:p/>
        </draw:connector>
        <draw:custom-shape draw:style-name="gr2" draw:text-style-name="P2" xml:id="id8" draw:id="id8" draw:layer="layout" svg:width="4.6cm" svg:height="3cm" svg:x="13.2cm" svg:y="1.3cm">
          <text:p text:style-name="P2">5v Battery</text:p>
          <text:p text:style-name="P2">Pack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3.5cm" svg:height="5cm" svg:x="7.2cm" svg:y="8.6cm">
          <text:p text:style-name="P2">2x12</text:p>
          <text:p text:style-name="P2">Sabertooth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2.6cm" svg:height="3cm" svg:x="3.7cm" svg:y="8.6cm">
          <text:p text:style-name="P2">Dome</text:p>
          <text:p text:style-name="P2">ESC</text:p>
          <draw:enhanced-geometry svg:viewBox="0 0 21600 21600" draw:type="rectangle" draw:enhanced-path="M 0 0 L 21600 0 21600 21600 0 21600 0 0 Z N"/>
        </draw:custom-shape>
        <draw:custom-shape draw:style-name="gr4" draw:text-style-name="P2" xml:id="id6" draw:id="id6" draw:layer="layout" svg:width="3cm" svg:height="2.8cm" svg:x="8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" draw:id="id7" draw:layer="layout" svg:width="3cm" svg:height="2.8cm" svg:x="3.5cm" svg:y="14cm">
          <text:p text:style-name="P2">Dome</text:p>
          <text:p text:style-name="P2">Mo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svg:x1="5cm" svg:y1="8.6cm" svg:x2="9.45cm" svg:y2="6.7cm" draw:start-shape="id3" draw:end-shape="id2" svg:d="m5000 8600v-950h4450v-950" svg:viewBox="0 0 4451 1901">
          <text:p/>
        </draw:connector>
        <draw:connector draw:style-name="gr3" draw:text-style-name="P2" draw:layer="layout" svg:x1="8.95cm" svg:y1="8.6cm" svg:x2="9.45cm" svg:y2="6.7cm" draw:start-shape="id4" draw:end-shape="id2" svg:d="m8950 8600v-950h500v-950" svg:viewBox="0 0 501 1901">
          <text:p/>
        </draw:connector>
        <draw:custom-shape draw:style-name="gr2" draw:text-style-name="P2" xml:id="id5" draw:id="id5" draw:layer="layout" svg:width="3cm" svg:height="2.8cm" svg:x="7.2cm" svg:y="14cm">
          <text:p text:style-name="P2">Wheel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svg:x1="7.2cm" svg:y1="11.1cm" svg:x2="7.2cm" svg:y2="15.4cm" draw:start-shape="id4" draw:end-shape="id5" draw:end-glue-point="6" svg:d="m7200 11100h-501v4300h501" svg:viewBox="0 0 502 4301">
          <text:p/>
        </draw:connector>
        <draw:connector draw:style-name="gr5" draw:text-style-name="P2" draw:layer="layout" svg:x1="10.7cm" svg:y1="11.1cm" svg:x2="11cm" svg:y2="15.4cm" draw:start-shape="id4" draw:start-glue-point="1" draw:end-shape="id6" draw:end-glue-point="10" svg:d="m10700 11100h802v4300h-502" svg:viewBox="0 0 803 4301">
          <text:p/>
        </draw:connector>
        <draw:connector draw:style-name="gr5" draw:text-style-name="P2" draw:layer="layout" svg:x1="5cm" svg:y1="11.6cm" svg:x2="5cm" svg:y2="14cm" draw:start-shape="id3" draw:start-glue-point="2" draw:end-shape="id7" svg:d="m5000 11600v2400" svg:viewBox="0 0 1 2401">
          <text:p/>
        </draw:connector>
        <draw:connector draw:style-name="gr6" draw:text-style-name="P2" draw:layer="layout" svg:x1="12.1cm" svg:y1="4.9cm" svg:x2="13.2cm" svg:y2="2.8cm" draw:start-shape="id2" draw:end-shape="id8" svg:d="m12100 4900h550v-2100h550" svg:viewBox="0 0 1101 2101">
          <text:p/>
        </draw:connector>
        <draw:custom-shape draw:style-name="gr2" draw:text-style-name="P2" xml:id="id9" draw:id="id9" draw:layer="layout" svg:width="4.2cm" svg:height="6.4cm" svg:x="23.6cm" svg:y="2.1cm">
          <text:p text:style-name="P2">Raspberry Pi</text:p>
          <draw:enhanced-geometry svg:viewBox="0 0 21600 21600" draw:type="rectangle" draw:enhanced-path="M 0 0 L 21600 0 21600 21600 0 21600 0 0 Z N"/>
        </draw:custom-shape>
        <draw:custom-shape draw:style-name="gr2" draw:text-style-name="P2" xml:id="id10" draw:id="id10" draw:layer="layout" svg:width="1.1cm" svg:height="1.8cm" svg:x="21.3cm" svg:y="6cm">
          <text:p text:style-name="P2">I2c</text:p>
          <text:p text:style-name="P2">Hub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25.7cm" svg:y1="8.5cm" svg:x2="21.85cm" svg:y2="7.8cm" draw:start-shape="id9" draw:start-glue-point="2" draw:end-shape="id10" draw:end-glue-point="2" svg:d="m25700 8500v501h-3850v-1201" svg:viewBox="0 0 3851 1202">
          <text:p/>
        </draw:connector>
        <draw:custom-shape draw:style-name="gr2" draw:text-style-name="P2" xml:id="id11" draw:id="id11" draw:layer="layout" svg:width="1.9cm" svg:height="2.9cm" svg:x="14.3cm" svg:y="6.5cm">
          <text:p text:style-name="P2">I2c</text:p>
          <text:p text:style-name="P2">Servo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21.3cm" svg:y1="6.9cm" svg:x2="16.2cm" svg:y2="7.95cm" draw:start-shape="id10" draw:start-glue-point="3" draw:end-shape="id11" svg:d="m21300 6900h-2550v1050h-2550" svg:viewBox="0 0 5101 1051">
          <text:p/>
        </draw:connector>
        <draw:connector draw:style-name="gr8" draw:text-style-name="P2" draw:layer="layout" draw:line-skew="-3.5cm" svg:x1="14.3cm" svg:y1="7.95cm" svg:x2="6.3cm" svg:y2="10.1cm" draw:start-shape="id11" draw:end-shape="id3" svg:d="m14300 7950h-7500v2150h-500" svg:viewBox="0 0 8001 2151">
          <text:p/>
        </draw:connector>
        <draw:connector draw:style-name="gr8" draw:text-style-name="P2" draw:layer="layout" svg:x1="14.3cm" svg:y1="7.95cm" svg:x2="10.7cm" svg:y2="11.1cm" draw:start-shape="id11" draw:start-glue-point="3" draw:end-shape="id4" svg:d="m14300 7950h-1800v3150h-1800" svg:viewBox="0 0 3601 3151">
          <text:p/>
        </draw:connector>
        <draw:custom-shape draw:style-name="gr2" draw:text-style-name="P2" xml:id="id14" draw:id="id14" draw:layer="layout" svg:width="1.9cm" svg:height="2.9cm" svg:x="24.7cm" svg:y="12.2cm">
          <text:p text:style-name="P2">I2c</text:p>
          <text:p text:style-name="P2">Servo</text:p>
          <draw:enhanced-geometry svg:viewBox="0 0 21600 21600" draw:type="rectangle" draw:enhanced-path="M 0 0 L 21600 0 21600 21600 0 21600 0 0 Z N"/>
        </draw:custom-shape>
        <draw:custom-shape draw:style-name="gr2" draw:text-style-name="P2" xml:id="id15" draw:id="id15" draw:layer="layout" svg:width="5.9cm" svg:height="2.8cm" svg:x="14.8cm" svg:y="15.3cm">
          <text:p text:style-name="P2">TeeCees</text:p>
          <text:p text:style-name="P2">Dome Lights</text:p>
          <draw:enhanced-geometry svg:viewBox="0 0 21600 21600" draw:type="rectangle" draw:enhanced-path="M 0 0 L 21600 0 21600 21600 0 21600 0 0 Z N"/>
        </draw:custom-shape>
        <draw:custom-shape draw:style-name="gr2" draw:text-style-name="P2" xml:id="id12" draw:id="id12" draw:layer="layout" svg:width="1.5cm" svg:height="1.3cm" svg:x="21.1cm" svg:y="10.9cm">
          <text:p text:style-name="P2">Slip</text:p>
          <text:p text:style-name="P2">Ring</text:p>
          <draw:enhanced-geometry svg:viewBox="0 0 21600 21600" draw:type="rectangle" draw:enhanced-path="M 0 0 L 21600 0 21600 21600 0 21600 0 0 Z N"/>
        </draw:custom-shape>
        <draw:custom-shape draw:style-name="gr2" draw:text-style-name="P2" xml:id="id13" draw:id="id13" draw:layer="layout" svg:width="1.1cm" svg:height="1.8cm" svg:x="21.3cm" svg:y="13.8cm">
          <text:p text:style-name="P2">I2c</text:p>
          <text:p text:style-name="P2">Hub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7" draw:text-style-name="P2" draw:layer="layout" svg:x1="21.85cm" svg:y1="7.8cm" svg:x2="21.85cm" svg:y2="10.9cm" draw:start-shape="id10" draw:start-glue-point="2" draw:end-shape="id12" draw:end-glue-point="0" svg:d="m21850 7800v3100" svg:viewBox="0 0 1 3101">
          <text:p/>
        </draw:connector>
        <draw:connector draw:style-name="gr7" draw:text-style-name="P2" draw:layer="layout" svg:x1="21.85cm" svg:y1="12.2cm" svg:x2="21.85cm" svg:y2="13.8cm" draw:start-shape="id12" draw:end-shape="id13" draw:end-glue-point="0" svg:d="m21850 12200v1600" svg:viewBox="0 0 1 1601">
          <text:p/>
        </draw:connector>
        <draw:connector draw:style-name="gr7" draw:text-style-name="P2" draw:layer="layout" svg:x1="22.4cm" svg:y1="14.7cm" svg:x2="24.7cm" svg:y2="13.65cm" draw:start-shape="id13" draw:start-glue-point="1" draw:end-shape="id14" svg:d="m22400 14700h1155v-1050h1145" svg:viewBox="0 0 2301 1051">
          <text:p/>
        </draw:connector>
        <draw:connector draw:style-name="gr7" draw:text-style-name="P2" draw:layer="layout" svg:x1="21.85cm" svg:y1="15.6cm" svg:x2="20.7cm" svg:y2="16.7cm" draw:start-shape="id13" draw:start-glue-point="2" draw:end-shape="id15" svg:d="m21850 15600v1100h-1150" svg:viewBox="0 0 1151 1101">
          <text:p/>
        </draw:connector>
        <draw:custom-shape draw:style-name="gr9" draw:text-style-name="P3" xml:id="id16" draw:id="id16" draw:layer="layout" svg:width="1.8cm" svg:height="0.6cm" svg:x="23.2cm" svg:y="15.7cm">
          <text:p text:style-name="P2"><text:span text:style-name="T1">Servo</text:span></text:p>
          <draw:enhanced-geometry svg:viewBox="0 0 21600 21600" draw:type="rectangle" draw:enhanced-path="M 0 0 L 21600 0 21600 21600 0 21600 0 0 Z N"/>
        </draw:custom-shape>
        <draw:custom-shape draw:style-name="gr9" draw:text-style-name="P3" xml:id="id17" draw:id="id17" draw:layer="layout" svg:width="1.8cm" svg:height="0.6cm" svg:x="23.2cm" svg:y="16.4cm">
          <text:p text:style-name="P2"><text:span text:style-name="T1">Servo</text:span></text:p>
          <draw:enhanced-geometry svg:viewBox="0 0 21600 21600" draw:type="rectangle" draw:enhanced-path="M 0 0 L 21600 0 21600 21600 0 21600 0 0 Z N"/>
        </draw:custom-shape>
        <draw:custom-shape draw:style-name="gr9" draw:text-style-name="P3" xml:id="id18" draw:id="id18" draw:layer="layout" svg:width="1.8cm" svg:height="0.6cm" svg:x="23.2cm" svg:y="17.1cm">
          <text:p text:style-name="P2"><text:span text:style-name="T1">Servo</text:span></text:p>
          <draw:enhanced-geometry svg:viewBox="0 0 21600 21600" draw:type="rectangle" draw:enhanced-path="M 0 0 L 21600 0 21600 21600 0 21600 0 0 Z N"/>
        </draw:custom-shape>
        <draw:custom-shape draw:style-name="gr9" draw:text-style-name="P3" xml:id="id19" draw:id="id19" draw:layer="layout" svg:width="1.8cm" svg:height="0.6cm" svg:x="23.2cm" svg:y="17.8cm">
          <text:p text:style-name="P2"><text:span text:style-name="T1">Servo</text:span></text:p>
          <draw:enhanced-geometry svg:viewBox="0 0 21600 21600" draw:type="rectangle" draw:enhanced-path="M 0 0 L 21600 0 21600 21600 0 21600 0 0 Z N"/>
        </draw:custom-shape>
        <draw:custom-shape draw:style-name="gr9" draw:text-style-name="P3" xml:id="id20" draw:id="id20" draw:layer="layout" svg:width="1.8cm" svg:height="0.6cm" svg:x="23.2cm" svg:y="18.5cm">
          <text:p text:style-name="P2"><text:span text:style-name="T1">Servo</text:span></text:p>
          <draw:enhanced-geometry svg:viewBox="0 0 21600 21600" draw:type="rectangle" draw:enhanced-path="M 0 0 L 21600 0 21600 21600 0 21600 0 0 Z N"/>
        </draw:custom-shape>
        <draw:custom-shape draw:style-name="gr9" draw:text-style-name="P3" xml:id="id21" draw:id="id21" draw:layer="layout" svg:width="1.8cm" svg:height="0.6cm" svg:x="26.3cm" svg:y="15.7cm">
          <text:p text:style-name="P2"><text:span text:style-name="T1">Servo</text:span></text:p>
          <draw:enhanced-geometry svg:viewBox="0 0 21600 21600" draw:type="rectangle" draw:enhanced-path="M 0 0 L 21600 0 21600 21600 0 21600 0 0 Z N"/>
        </draw:custom-shape>
        <draw:custom-shape draw:style-name="gr9" draw:text-style-name="P3" xml:id="id22" draw:id="id22" draw:layer="layout" svg:width="1.8cm" svg:height="0.6cm" svg:x="26.3cm" svg:y="16.4cm">
          <text:p text:style-name="P2"><text:span text:style-name="T1">Servo</text:span></text:p>
          <draw:enhanced-geometry svg:viewBox="0 0 21600 21600" draw:type="rectangle" draw:enhanced-path="M 0 0 L 21600 0 21600 21600 0 21600 0 0 Z N"/>
        </draw:custom-shape>
        <draw:custom-shape draw:style-name="gr9" draw:text-style-name="P3" xml:id="id23" draw:id="id23" draw:layer="layout" svg:width="1.8cm" svg:height="0.6cm" svg:x="26.3cm" svg:y="17.1cm">
          <text:p text:style-name="P2"><text:span text:style-name="T1">Servo</text:span></text:p>
          <draw:enhanced-geometry svg:viewBox="0 0 21600 21600" draw:type="rectangle" draw:enhanced-path="M 0 0 L 21600 0 21600 21600 0 21600 0 0 Z N"/>
        </draw:custom-shape>
        <draw:custom-shape draw:style-name="gr9" draw:text-style-name="P3" xml:id="id24" draw:id="id24" draw:layer="layout" svg:width="1.8cm" svg:height="0.6cm" svg:x="26.3cm" svg:y="17.8cm">
          <text:p text:style-name="P2"><text:span text:style-name="T1">Servo</text:span></text:p>
          <draw:enhanced-geometry svg:viewBox="0 0 21600 21600" draw:type="rectangle" draw:enhanced-path="M 0 0 L 21600 0 21600 21600 0 21600 0 0 Z N"/>
        </draw:custom-shape>
        <draw:custom-shape draw:style-name="gr9" draw:text-style-name="P3" xml:id="id25" draw:id="id25" draw:layer="layout" svg:width="1.8cm" svg:height="0.6cm" svg:x="26.3cm" svg:y="18.5cm">
          <text:p text:style-name="P2"><text:span text:style-name="T1">Servo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25.65cm" svg:y1="15.1cm" svg:x2="25cm" svg:y2="16cm" draw:start-shape="id14" draw:start-glue-point="2" draw:end-shape="id16" svg:d="m25650 15100v900h-650" svg:viewBox="0 0 651 901">
          <text:p/>
        </draw:connector>
        <draw:connector draw:style-name="gr8" draw:text-style-name="P2" draw:layer="layout" svg:x1="25.65cm" svg:y1="15.1cm" svg:x2="25cm" svg:y2="16.7cm" draw:start-shape="id14" draw:end-shape="id17" draw:end-glue-point="1" svg:d="m25650 15100v1600h-650" svg:viewBox="0 0 651 1601">
          <text:p/>
        </draw:connector>
        <draw:connector draw:style-name="gr8" draw:text-style-name="P2" draw:layer="layout" svg:x1="25.65cm" svg:y1="15.1cm" svg:x2="25cm" svg:y2="17.4cm" draw:start-shape="id14" draw:end-shape="id18" draw:end-glue-point="1" svg:d="m25650 15100v2300h-650" svg:viewBox="0 0 651 2301">
          <text:p/>
        </draw:connector>
        <draw:connector draw:style-name="gr8" draw:text-style-name="P2" draw:layer="layout" svg:x1="25.65cm" svg:y1="15.1cm" svg:x2="25cm" svg:y2="18.1cm" draw:start-shape="id14" draw:end-shape="id19" draw:end-glue-point="1" svg:d="m25650 15100v3000h-650" svg:viewBox="0 0 651 3001">
          <text:p/>
        </draw:connector>
        <draw:connector draw:style-name="gr8" draw:text-style-name="P2" draw:layer="layout" svg:x1="25.65cm" svg:y1="15.1cm" svg:x2="25cm" svg:y2="18.8cm" draw:start-shape="id14" draw:start-glue-point="2" draw:end-shape="id20" draw:end-glue-point="1" svg:d="m25650 15100v3700h-650" svg:viewBox="0 0 651 3701">
          <text:p/>
        </draw:connector>
        <draw:connector draw:style-name="gr8" draw:text-style-name="P2" draw:layer="layout" svg:x1="25.65cm" svg:y1="15.1cm" svg:x2="26.3cm" svg:y2="16cm" draw:start-shape="id14" draw:start-glue-point="2" draw:end-shape="id21" draw:end-glue-point="3" svg:d="m25650 15100v900h650" svg:viewBox="0 0 651 901">
          <text:p/>
        </draw:connector>
        <draw:connector draw:style-name="gr8" draw:text-style-name="P2" draw:layer="layout" svg:x1="25.65cm" svg:y1="15.1cm" svg:x2="26.3cm" svg:y2="16.7cm" draw:start-shape="id14" draw:end-shape="id22" draw:end-glue-point="3" svg:d="m25650 15100v1600h650" svg:viewBox="0 0 651 1601">
          <text:p/>
        </draw:connector>
        <draw:connector draw:style-name="gr8" draw:text-style-name="P2" draw:layer="layout" svg:x1="25.65cm" svg:y1="15.1cm" svg:x2="26.3cm" svg:y2="17.4cm" draw:start-shape="id14" draw:end-shape="id23" draw:end-glue-point="3" svg:d="m25650 15100v2300h650" svg:viewBox="0 0 651 2301">
          <text:p/>
        </draw:connector>
        <draw:connector draw:style-name="gr8" draw:text-style-name="P2" draw:layer="layout" svg:x1="25.65cm" svg:y1="15.1cm" svg:x2="26.3cm" svg:y2="18.1cm" draw:start-shape="id14" draw:end-shape="id24" draw:end-glue-point="3" svg:d="m25650 15100v3000h650" svg:viewBox="0 0 651 3001">
          <text:p/>
        </draw:connector>
        <draw:connector draw:style-name="gr8" draw:text-style-name="P2" draw:layer="layout" svg:x1="25.65cm" svg:y1="15.1cm" svg:x2="26.3cm" svg:y2="18.8cm" draw:start-shape="id14" draw:end-shape="id25" draw:end-glue-point="3" svg:d="m25650 15100v3700h650" svg:viewBox="0 0 651 3701">
          <text:p/>
        </draw:connector>
        <draw:custom-shape draw:style-name="gr9" draw:text-style-name="P3" xml:id="id26" draw:id="id26" draw:layer="layout" svg:width="1.8cm" svg:height="0.6cm" svg:x="12.4cm" svg:y="11.7cm">
          <text:p text:style-name="P2"><text:span text:style-name="T1">Servo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.8cm" svg:height="0.6cm" svg:x="12.4cm" svg:y="12.4cm">
          <text:p text:style-name="P2"><text:span text:style-name="T1">Servo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.8cm" svg:height="0.6cm" svg:x="12.4cm" svg:y="13.1cm">
          <text:p text:style-name="P2"><text:span text:style-name="T1">Servo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13.3cm" svg:y1="11.7cm" svg:x2="15.25cm" svg:y2="9.4cm" draw:start-shape="id26" draw:start-glue-point="0" draw:end-shape="id11" svg:d="m13300 11700v-1150h1950v-1150" svg:viewBox="0 0 1951 2301">
          <text:p/>
        </draw:connector>
        <draw:connector draw:style-name="gr6" draw:text-style-name="P2" draw:layer="layout" svg:x1="17.8cm" svg:y1="2.8cm" svg:x2="21.85cm" svg:y2="6cm" draw:start-shape="id8" draw:start-glue-point="1" draw:end-shape="id10" draw:end-glue-point="0" svg:d="m17800 2800h4050v3200" svg:viewBox="0 0 4051 3201">
          <text:p/>
        </draw:connector>
        <draw:custom-shape draw:style-name="gr9" draw:text-style-name="P2" xml:id="id27" draw:id="id27" draw:layer="layout" svg:width="3.4cm" svg:height="1.7cm" svg:x="13.7cm" svg:y="4.6cm">
          <text:p text:style-name="P2">Audio Amp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svg:x1="13.7cm" svg:y1="5.45cm" svg:x2="12.1cm" svg:y2="4.9cm" draw:start-shape="id27" draw:end-shape="id2" svg:d="m13700 5450h-800v-550h-800" svg:viewBox="0 0 1601 551">
          <text:p/>
        </draw:connector>
        <draw:connector draw:style-name="gr11" draw:text-style-name="P2" draw:layer="layout" svg:x1="23.6cm" svg:y1="5.3cm" svg:x2="17.1cm" svg:y2="5.45cm" draw:start-shape="id9" draw:end-shape="id27" draw:end-glue-point="1" svg:d="m23600 5300h-3250v150h-3250" svg:viewBox="0 0 6501 1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ren Poulson</meta:initial-creator>
    <meta:creation-date>2014-03-03T21:00:49.342943265</meta:creation-date>
    <dc:date>2014-03-04T21:08:55.345099256</dc:date>
    <dc:creator>Darren Poulson</dc:creator>
    <meta:editing-duration>PT9M51S</meta:editing-duration>
    <meta:editing-cycles>2</meta:editing-cycles>
    <meta:generator>LibreOffice/4.1.3.2$Linux_X86_64 LibreOffice_project/410m0$Build-2</meta:generator>
    <meta:document-statistic meta:object-count="59"/>
  </office:meta>
</office:document-meta>
</file>